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10-2014</text:p>
      <text:p text:style-name="P44"><text:span text:style-name="T5">Maturín, </text:span><text:span text:style-name="Fuente_20_de_20_párrafo_20_predeter."><text:span text:style-name="T3">09</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Abril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11-2014</text:span><text:span text:style-name="T14"> </text:span><text:span text:style-name="T8">DE FECHA 26-03-2014</text:span></text:p>
      <text:p text:style-name="P36"/>
      <text:p text:style-name="P29"><text:span text:style-name="T8">OBJETO: </text:span><text:span text:style-name="T9">Adquisición de equipos de computación, telecomunicaciones, reproducción así como herramientas y materiales para la instalación de los mismos de uso exclusivo de este Órgano Contralor</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ALLSTAR COMPUTERS, C.A<text:line-break/>- Oferta "B": EQUIP SISTEM X,C.A<text:line-break/>- Oferta "C": MICART COMPUTACIÓN CORP,C.A<text:line-break/>- Oferta "D": SMART COMPU SYSTEMS,C.A<text:line-break/>- Oferta "F": SUMITEC DE VENEZUELA ,C.A<text:line-break/>- Oferta "G": VILLA ELECTRONIC STORE,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D"</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row>
          <table:table-cell table:style-name="Tabla4.A2" office:value-type="string">
            <text:p text:style-name="P41">Oferta "F"</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G"</text:p>
          </table:table-cell>
          <table:table-cell table:style-name="Tabla4.A2" office:value-type="string">
            <text:p text:style-name="P39">3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3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ALLSTAR COMPUTERS, C.A</text:span></text:p>
          </table:table-cell>
          <table:table-cell table:style-name="Tabla3.A3" office:value-type="string">
            <text:p text:style-name="P49">Oferta mas Economica<text:line-break/><text:line-break/>Monto oferta "A"</text:p>
          </table:table-cell>
          <table:table-cell table:style-name="Tabla3.A3" office:value-type="string">
            <text:p text:style-name="P49">376.658,41<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EQUIP SISTEM X,C.A</text:span></text:p>
          </table:table-cell>
          <table:table-cell table:style-name="Tabla3.A3" office:value-type="string">
            <text:p text:style-name="P49">Oferta mas Economica<text:line-break/><text:line-break/>Monto oferta "B"</text:p>
          </table:table-cell>
          <table:table-cell table:style-name="Tabla3.A3" office:value-type="string">
            <text:p text:style-name="P49">376.658,41<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MICART COMPUTACIÃN CORP,C.A</text:span></text:p>
          </table:table-cell>
          <table:table-cell table:style-name="Tabla3.A3" office:value-type="string">
            <text:p text:style-name="P49">Oferta mas Economica<text:line-break/><text:line-break/>Monto oferta "C"</text:p>
          </table:table-cell>
          <table:table-cell table:style-name="Tabla3.A3" office:value-type="string">
            <text:p text:style-name="P49">376.658,41<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D": SMART COMPU SYSTEMS,C.A</text:span></text:p>
          </table:table-cell>
          <table:table-cell table:style-name="Tabla3.A3" office:value-type="string">
            <text:p text:style-name="P49">Oferta mas Economica<text:line-break/><text:line-break/>Monto oferta "D"</text:p>
          </table:table-cell>
          <table:table-cell table:style-name="Tabla3.A3" office:value-type="string">
            <text:p text:style-name="P49">376.658,41<text:line-break/><text:line-break/><text:line-break/>569.441,60</text:p>
          </table:table-cell>
          <table:table-cell table:style-name="Tabla3.A3" office:value-type="string">
            <text:p text:style-name="P49">0,66</text:p>
          </table:table-cell>
          <table:table-cell table:style-name="Tabla3.A3" office:value-type="string">
            <text:p text:style-name="P50">40</text:p>
          </table:table-cell>
          <table:table-cell table:style-name="Tabla3.F3" office:value-type="string">
            <text:p text:style-name="P4">26,46</text:p>
          </table:table-cell>
        </table:table-row>
        <table:table-row>
          <table:table-cell table:style-name="Tabla3.A3" office:value-type="string">
            <text:p text:style-name="P5"><text:span text:style-name="T11"/><text:span text:style-name="T13">"F": SUMITEC DE VENEZUELA ,C.A</text:span></text:p>
          </table:table-cell>
          <table:table-cell table:style-name="Tabla3.A3" office:value-type="string">
            <text:p text:style-name="P49">Oferta mas Economica<text:line-break/><text:line-break/>Monto oferta "F"</text:p>
          </table:table-cell>
          <table:table-cell table:style-name="Tabla3.A3" office:value-type="string">
            <text:p text:style-name="P49">376.658,41<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G": VILLA ELECTRONIC STORE, C.A.</text:span></text:p>
          </table:table-cell>
          <table:table-cell table:style-name="Tabla3.A3" office:value-type="string">
            <text:p text:style-name="P49">Oferta mas Economica<text:line-break/><text:line-break/>Monto oferta "G"</text:p>
          </table:table-cell>
          <table:table-cell table:style-name="Tabla3.A3" office:value-type="string">
            <text:p text:style-name="P49">376.658,41<text:line-break/><text:line-break/><text:line-break/>376.658,41</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ALLSTAR COMPUTERS,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EQUIP SISTEM X,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MICART COMPUTACIÓN CORP,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D"</text:p>
          </table:table-cell>
          <table:table-cell table:style-name="Tabla1.A2" office:value-type="string">
            <text:p text:style-name="P42">SMART COMPU SYSTEMS,C.A</text:p>
          </table:table-cell>
          <table:table-cell table:style-name="Tabla1.A2" office:value-type="string">
            <text:p text:style-name="P42">40</text:p>
          </table:table-cell>
          <table:table-cell table:style-name="Tabla1.A2" office:value-type="string">
            <text:p text:style-name="P42">26,46</text:p>
          </table:table-cell>
          <table:table-cell table:style-name="Tabla1.A1" office:value-type="string">
            <text:p text:style-name="P3">66,46</text:p>
          </table:table-cell>
        </table:table-row>
        <table:table-row table:style-name="Tabla1.4">
          <table:table-cell table:style-name="Tabla1.A2" office:value-type="string">
            <text:p text:style-name="P2">"F"</text:p>
          </table:table-cell>
          <table:table-cell table:style-name="Tabla1.A2" office:value-type="string">
            <text:p text:style-name="P42">SUMITEC DE VENEZUELA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G"</text:p>
          </table:table-cell>
          <table:table-cell table:style-name="Tabla1.A2" office:value-type="string">
            <text:p text:style-name="P42">VILLA ELECTRONIC STORE, C.A.</text:p>
          </table:table-cell>
          <table:table-cell table:style-name="Tabla1.A2" office:value-type="string">
            <text:p text:style-name="P42">30</text:p>
          </table:table-cell>
          <table:table-cell table:style-name="Tabla1.A2" office:value-type="string">
            <text:p text:style-name="P42">40,00</text:p>
          </table:table-cell>
          <table:table-cell table:style-name="Tabla1.A1" office:value-type="string">
            <text:p text:style-name="P3">7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MICART COMPUTACIÓN CORP, C.A., EQUIP SISTEM X, C.A., SUMITEC DE VENEZUELA , C.A., SMART COMPU SYSTEMS, C.A., ALLSTAR COMPUTERS, C.A. y VILLA ELECTRONICS STORE, C.A. quienes cuentan con reconocida experiencia en todo lo relacionado con suministro equipos de computación, telecomunicaciones y  reproducción, de las cuales solo SMART COMPU SYSTEMS, C.A. y   VILLA ELECTRONICS STORE, C.A presentaron ofertas, de igual manera se efectuó la revisión y análisis de la documentación contenida en cada expediente administrativo, a la luz de la normativa legal vigente, esta Dirección concluye que en el caso bajo análisis,que las únicas dos empresas oferentes cumplen según disponibilidad en inventario con la mayoría de las especificaciones técnicas establecidas en las invitaciones, ofreciendo calidad de servicio y tiempo de respuesta.</text:p>
      <text:p text:style-name="P32"/>
      <text:p text:style-name="P27"/>
      <text:p text:style-name="P12">RECOMENDACIÓN:</text:p>
      <text:p text:style-name="P17">En atención al estudio y análisis legal, técnico y financiero realizado a las ofertas presentadas por las empresas antes señaladas, y que existe disponibilidad presupuestaria y financiera, ésta Unidad Contratante determinó que las empresas SMART COMPU SYSTEMS, C.A. y   VILLA ELECTRONICS STORE, C.A., califican como ganadoras en el presente procedimiento de selección de contratistas, por ofrecer en sus ofertas económicas la disponibilidad que se ajusta a los requerimientos realizados, acompañado de excelente calidad en los productos ofertados, aspectos que nos permiten realizar la siguiente recomendación. <text:line-break/><text:line-break/>Se recomienda de conformidad con lo previsto en el artículo 85 segundo párrafo de la Ley de Contrataciones Públicas; publicada en Gaceta Oficial de la República Bolivariana de Venezuela Nº 39.503 de fecha 06/09/2010, OTORGAR la adjudicación en el procedimiento administrativo Nº CEM-PC-02-01-0011-2014 para la Adquisición de equipos de computación, telecomunicaciones, reproducción así como herramientas y materiales para la instalación de los mismos de uso exclusivo de este Órgano Contralor., a las empresas SMART COMPU SYSTEMS, C.A., Rif J-29985745-9 por un monto de BOLIVARES TRESCIENTOS SEIS MIL CUATROCIENTOS NUEVE CON SESENTA CÉNTIMOS (Bs 306.409,60) y a  VILLA ELECTRONICS STORE, C.A., Rif J-29890271-0 por u monto de BOLIVARES CIENTO CUARENTA Y SIETE MIL SETECIENTOS NOVENTA Y NUEVE CON NOVENTA Y TRES CÉNTIMOS (Bs.147.799,93)<text:line-break/></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